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-din" svg:font-family="urw-din, sans-serif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979in"/>
    </style:style>
    <style:style style:name="Table1.B" style:family="table-column">
      <style:table-column-properties style:column-width="5.3194in"/>
    </style:style>
    <style:style style:name="Table1.C" style:family="table-column">
      <style:table-column-properties style:column-width="0.1076in"/>
    </style:style>
    <style:style style:name="Table1.A1" style:family="table-cell">
      <style:table-cell-properties style:vertical-align="middle" fo:background-color="#ffffff" fo:padding-left="0.0833in" fo:padding-right="0.0833in" fo:padding-top="0.0417in" fo:padding-bottom="0.0417in" fo:border="0.05pt solid #e8ebed">
        <style:background-image/>
      </style:table-cell-properties>
    </style:style>
    <style:style style:name="Table1.A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1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1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1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2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2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2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3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3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3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4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4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4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1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2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3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4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5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6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7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8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5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5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59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A6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B6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Table1.C60" style:family="table-cell">
      <style:table-cell-properties style:vertical-align="middle" fo:padding-left="0.0833in" fo:padding-right="0.0833in" fo:padding-top="0.0417in" fo:padding-bottom="0.0417in" fo:border="0.05pt solid #e8ebed"/>
    </style:style>
    <style:style style:name="P1" style:family="paragraph" style:parent-style-name="Standard">
      <style:paragraph-properties fo:text-align="justify" style:justify-single-word="false"/>
      <style:text-properties officeooo:rsid="00033d16" officeooo:paragraph-rsid="00033d16"/>
    </style:style>
    <style:style style:name="P2" style:family="paragraph" style:parent-style-name="Standard">
      <style:paragraph-properties fo:text-align="justify" style:justify-single-word="false"/>
      <style:text-properties fo:font-size="18pt" fo:font-weight="bold" officeooo:rsid="00033d16" officeooo:paragraph-rsid="00033d1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33d16" officeooo:paragraph-rsid="00033d1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7ccee" officeooo:paragraph-rsid="0007cce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033d16" officeooo:paragraph-rsid="00033d16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33d16" officeooo:paragraph-rsid="00033d16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033d16" officeooo:paragraph-rsid="00033d16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bold" officeooo:rsid="00033d16" officeooo:paragraph-rsid="00033d1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07ccee" officeooo:paragraph-rsid="0007cce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092a69" officeooo:paragraph-rsid="00092a6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09f60d" officeooo:paragraph-rsid="0009f60d" style:font-size-asian="16pt" style:font-weight-asian="bold" style:font-size-complex="16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6pt" officeooo:rsid="00033d16" officeooo:paragraph-rsid="00033d16" style:font-size-asian="16pt" style:font-size-complex="16pt"/>
    </style:style>
    <style:style style:name="P14" style:family="paragraph" style:parent-style-name="Standard" style:list-style-name="L3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7" style:family="paragraph" style:parent-style-name="Standard" style:list-style-name="L6">
      <style:paragraph-properties fo:text-align="justify" style:justify-single-word="false"/>
      <style:text-properties fo:font-size="16pt" fo:font-weight="normal" officeooo:rsid="00033d16" officeooo:paragraph-rsid="00033d16" style:font-size-asian="16pt" style:font-weight-asian="normal" style:font-size-complex="16pt" style:font-weight-complex="normal"/>
    </style:style>
    <style:style style:name="P18" style:family="paragraph" style:parent-style-name="Standard" style:list-style-name="L6">
      <style:paragraph-properties fo:text-align="justify" style:justify-single-word="false"/>
      <style:text-properties fo:font-size="16pt" fo:font-weight="normal" officeooo:rsid="0004f82c" officeooo:paragraph-rsid="0004f82c" style:font-size-asian="16pt" style:font-weight-asian="normal" style:font-size-complex="16pt" style:font-weight-complex="normal"/>
    </style:style>
    <style:style style:name="P19" style:family="paragraph" style:parent-style-name="Standard" style:list-style-name="L7">
      <style:paragraph-properties fo:text-align="justify" style:justify-single-word="false"/>
      <style:text-properties fo:font-size="16pt" fo:font-weight="normal" officeooo:rsid="0004f82c" officeooo:paragraph-rsid="0004f82c" style:font-size-asian="16pt" style:font-weight-asian="normal" style:font-size-complex="16pt" style:font-weight-complex="normal"/>
    </style:style>
    <style:style style:name="P20" style:family="paragraph" style:parent-style-name="Standard" style:list-style-name="L7">
      <style:paragraph-properties fo:text-align="justify" style:justify-single-word="false"/>
      <style:text-properties fo:font-size="16pt" fo:font-weight="normal" officeooo:rsid="00061f5b" officeooo:paragraph-rsid="00061f5b" style:font-size-asian="16pt" style:font-weight-asian="normal" style:font-size-complex="16pt" style:font-weight-complex="normal"/>
    </style:style>
    <style:style style:name="P21" style:family="paragraph" style:parent-style-name="Standard" style:list-style-name="L8">
      <style:paragraph-properties fo:text-align="justify" style:justify-single-word="false"/>
      <style:text-properties fo:font-size="16pt" fo:font-weight="normal" officeooo:rsid="0007ccee" officeooo:paragraph-rsid="0007ccee" style:font-size-asian="16pt" style:font-weight-asian="normal" style:font-size-complex="16pt" style:font-weight-complex="normal"/>
    </style:style>
    <style:style style:name="P22" style:family="paragraph" style:parent-style-name="Standard" style:list-style-name="L9">
      <style:paragraph-properties fo:text-align="justify" style:justify-single-word="false"/>
      <style:text-properties fo:font-size="16pt" fo:font-weight="normal" officeooo:rsid="0007ccee" officeooo:paragraph-rsid="0007ccee" style:font-size-asian="16pt" style:font-weight-asian="normal" style:font-size-complex="16pt" style:font-weight-complex="normal"/>
    </style:style>
    <style:style style:name="P23" style:family="paragraph" style:parent-style-name="Standard" style:list-style-name="L10">
      <style:paragraph-properties fo:text-align="justify" style:justify-single-word="false"/>
      <style:text-properties fo:font-size="16pt" fo:font-weight="normal" officeooo:rsid="0007ccee" officeooo:paragraph-rsid="0007ccee" style:font-size-asian="16pt" style:font-weight-asian="normal" style:font-size-complex="16pt" style:font-weight-complex="normal"/>
    </style:style>
    <style:style style:name="P24" style:family="paragraph" style:parent-style-name="Standard" style:list-style-name="L10">
      <style:paragraph-properties fo:text-align="justify" style:justify-single-word="false"/>
      <style:text-properties fo:font-size="16pt" fo:font-weight="normal" officeooo:rsid="00092a69" officeooo:paragraph-rsid="00092a69" style:font-size-asian="16pt" style:font-weight-asian="normal" style:font-size-complex="16pt" style:font-weight-complex="normal"/>
    </style:style>
    <style:style style:name="P25" style:family="paragraph" style:parent-style-name="Standard" style:list-style-name="L11">
      <style:paragraph-properties fo:text-align="justify" style:justify-single-word="false"/>
      <style:text-properties fo:font-size="16pt" fo:font-weight="normal" officeooo:rsid="00092a69" officeooo:paragraph-rsid="00092a69" style:font-size-asian="16pt" style:font-weight-asian="normal" style:font-size-complex="16pt" style:font-weight-complex="normal"/>
    </style:style>
    <style:style style:name="P26" style:family="paragraph" style:parent-style-name="Standard" style:list-style-name="L12">
      <style:paragraph-properties fo:text-align="justify" style:justify-single-word="false"/>
      <style:text-properties fo:font-size="16pt" fo:font-weight="normal" officeooo:rsid="00092a69" officeooo:paragraph-rsid="00092a69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033d16" officeooo:paragraph-rsid="00033d16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29" style:family="paragraph" style:parent-style-name="Standard" style:list-style-name="L7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061f5b" officeooo:paragraph-rsid="00061f5b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07ccee" officeooo:paragraph-rsid="0007ccee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092a69" officeooo:paragraph-rsid="00092a69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paragraph-rsid="000bbab4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0bbab4" officeooo:paragraph-rsid="000bbab4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0c24b6" officeooo:paragraph-rsid="000c24b6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0c57ac" officeooo:paragraph-rsid="000c57ac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0c6b6f" officeooo:paragraph-rsid="000c6b6f" style:font-weight-asian="bold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officeooo:paragraph-rsid="00033d16"/>
    </style:style>
    <style:style style:name="P39" style:family="paragraph" style:parent-style-name="Standard">
      <style:paragraph-properties fo:text-align="justify" style:justify-single-word="false"/>
      <style:text-properties officeooo:paragraph-rsid="00033d16"/>
    </style:style>
    <style:style style:name="P40" style:family="paragraph" style:parent-style-name="Standard">
      <style:paragraph-properties fo:text-align="justify" style:justify-single-word="false"/>
      <style:text-properties officeooo:paragraph-rsid="000bbab4"/>
    </style:style>
    <style:style style:name="P41" style:family="paragraph" style:parent-style-name="Standard">
      <style:paragraph-properties fo:text-align="justify" style:justify-single-word="false"/>
      <style:text-properties officeooo:paragraph-rsid="000c6b6f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033d16" officeooo:paragraph-rsid="00033d16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04f82c" officeooo:paragraph-rsid="0004f82c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07ccee" officeooo:paragraph-rsid="0007ccee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092a69" officeooo:paragraph-rsid="00092a69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8pt" fo:font-weight="bold" officeooo:rsid="00033d16" officeooo:paragraph-rsid="00033d16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111319" loext:opacity="100%" fo:font-size="18pt" fo:font-weight="bold" officeooo:rsid="00033d16" officeooo:paragraph-rsid="00033d16" fo:background-color="#ffffff" style:font-size-asian="18pt" style:font-weight-asian="bold" style:font-size-complex="18pt" style:font-weight-complex="bold" loext:padding="0in" loext:border="none"/>
    </style:style>
    <style:style style:name="P4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50" style:family="paragraph" style:parent-style-name="Table_20_Heading">
      <style:paragraph-properties fo:margin-left="0in" fo:margin-right="0in" fo:margin-top="0in" fo:margin-bottom="0in" style:contextual-spacing="false" fo:text-indent="0in" style:auto-text-indent="false"/>
    </style:style>
    <style:style style:name="P51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5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background-color="transparen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7ccee" style:font-size-asian="16pt" style:font-size-complex="16pt"/>
    </style:style>
    <style:style style:name="T3" style:family="text">
      <style:text-properties fo:font-size="16pt" officeooo:rsid="000bbab4" style:font-size-asian="16pt" style:font-size-complex="16pt"/>
    </style:style>
    <style:style style:name="T4" style:family="text">
      <style:text-properties fo:font-size="16pt" officeooo:rsid="000c57ac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33d16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bbab4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061f5b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0bbab4" style:font-size-asian="16pt" style:font-weight-asian="normal" style:font-size-complex="16pt" style:font-weight-complex="normal"/>
    </style:style>
    <style:style style:name="T11" style:family="text">
      <style:text-properties fo:font-weight="bold"/>
    </style:style>
    <style:style style:name="T12" style:family="text">
      <style:text-properties fo:font-variant="normal" fo:text-transform="none" fo:color="#273239" loext:opacity="100%" fo:font-size="16pt" fo:letter-spacing="normal" style:font-size-asian="16pt" style:font-size-complex="16pt" loext:padding="0in" loext:border="none"/>
    </style:style>
    <style:style style:name="T13" style:family="text">
      <style:text-properties fo:font-variant="normal" fo:text-transform="none" fo:color="#273239" loext:opacity="100%" style:font-name="urw-din" fo:font-size="12.75pt" fo:letter-spacing="normal" fo:font-style="normal" style:font-size-asian="16pt" style:font-size-complex="16pt"/>
    </style:style>
    <style:style style:name="T14" style:family="text">
      <style:text-properties fo:font-variant="normal" fo:text-transform="none" fo:color="#273239" loext:opacity="100%" style:font-name="urw-din" fo:font-size="12.75pt" fo:letter-spacing="normal" fo:font-style="normal" fo:font-weight="normal" style:font-size-asian="16pt" style:font-size-complex="16pt"/>
    </style:style>
    <style:style style:name="T15" style:family="text">
      <style:text-properties fo:font-variant="normal" fo:text-transform="none" fo:color="#273239" loext:opacity="100%" style:font-name="urw-din" fo:font-size="12.75pt" fo:letter-spacing="normal" fo:font-style="normal" fo:font-weight="normal" style:font-size-asian="16pt" style:font-size-complex="16pt" loext:padding="0in" loext:border="none"/>
    </style:style>
    <style:style style:name="T16" style:family="text">
      <style:text-properties fo:font-variant="normal" fo:text-transform="none" fo:color="#273239" loext:opacity="100%" style:font-name="urw-din" fo:font-size="12.75pt" fo:letter-spacing="normal" fo:font-style="normal" fo:font-weight="normal" officeooo:rsid="000c6b6f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273239" loext:opacity="100%" style:font-name="urw-din" fo:font-size="12.75pt" fo:letter-spacing="normal" fo:font-style="normal" fo:font-weight="bold" officeooo:rsid="000c6b6f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273239" loext:opacity="100%" style:font-name="urw-din" fo:font-size="12.75pt" fo:letter-spacing="normal" fo:font-style="normal" fo:font-weight="bold" officeooo:rsid="000c6b6f" style:font-size-asian="16pt" style:font-weight-asian="bold" style:font-size-complex="16pt" style:font-weight-complex="bold" loext:padding="0in" loext:border="none"/>
    </style:style>
    <style:style style:name="T19" style:family="text">
      <style:text-properties fo:font-variant="normal" fo:text-transform="none" fo:color="#273239" loext:opacity="100%" style:font-name="urw-din" fo:font-size="12.75pt" fo:letter-spacing="normal" fo:font-style="normal" fo:font-weight="bold" officeooo:rsid="000fcac2" style:font-size-asian="16pt" style:font-weight-asian="bold" style:font-size-complex="16pt" style:font-weight-complex="bold"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Linux Commands List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1"><text:span text:style-name="Strong_20_Emphasis"><text:span text:style-name="T11">This list is like guidelines needed to be followed in consultation with Subject Expert.</text:span></text:span></text:p>
          </table:table-cell>
          <table:table-cell table:style-name="Table1.A1" office:value-type="string">
            <text:p text:style-name="P50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9"><text:span text:style-name="Strong_20_Emphasis"><text:span text:style-name="T11">Please Do not Edit this document, use your own copy for editing</text:span></text:span></text:p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3" office:value-type="string">
            <text:p text:style-name="P49"><text:span text:style-name="Strong_20_Emphasis"><text:span text:style-name="T11">Name</text:span></text:span></text:p>
          </table:table-cell>
          <table:table-cell table:style-name="Table1.B3" office:value-type="string">
            <text:p text:style-name="P49"><text:span text:style-name="Strong_20_Emphasis"><text:span text:style-name="T11">Description</text:span></text:span></text:p>
          </table:table-cell>
          <table:table-cell table:style-name="Table1.C3" office:value-type="string">
            <text:p text:style-name="P48"/>
          </table:table-cell>
        </table:table-row>
        <table:table-row>
          <table:table-cell table:style-name="Table1.A4" office:value-type="string">
            <text:p text:style-name="P49">ls</text:p>
          </table:table-cell>
          <table:table-cell table:style-name="Table1.B4" office:value-type="string">
            <text:p text:style-name="P49">The most frequently used command in Linux to list directories</text:p>
          </table:table-cell>
          <table:table-cell table:style-name="Table1.C4" office:value-type="string">
            <text:p text:style-name="P48"/>
          </table:table-cell>
        </table:table-row>
        <table:table-row>
          <table:table-cell table:style-name="Table1.A5" office:value-type="string">
            <text:p text:style-name="P49">pwd</text:p>
          </table:table-cell>
          <table:table-cell table:style-name="Table1.B5" office:value-type="string">
            <text:p text:style-name="P49">Print working directory command in Linux</text:p>
          </table:table-cell>
          <table:table-cell table:style-name="Table1.C5" office:value-type="string">
            <text:p text:style-name="P48"/>
          </table:table-cell>
        </table:table-row>
        <table:table-row>
          <table:table-cell table:style-name="Table1.A6" office:value-type="string">
            <text:p text:style-name="P49">cd</text:p>
          </table:table-cell>
          <table:table-cell table:style-name="Table1.B6" office:value-type="string">
            <text:p text:style-name="P49">Linux command to navigate through directories</text:p>
          </table:table-cell>
          <table:table-cell table:style-name="Table1.C6" office:value-type="string">
            <text:p text:style-name="P48"/>
          </table:table-cell>
        </table:table-row>
        <table:table-row>
          <table:table-cell table:style-name="Table1.A7" office:value-type="string">
            <text:p text:style-name="P49">mkdir</text:p>
          </table:table-cell>
          <table:table-cell table:style-name="Table1.B7" office:value-type="string">
            <text:p text:style-name="P49">Command used to create directories in Linux</text:p>
          </table:table-cell>
          <table:table-cell table:style-name="Table1.C7" office:value-type="string">
            <text:p text:style-name="P48"/>
          </table:table-cell>
        </table:table-row>
        <table:table-row>
          <table:table-cell table:style-name="Table1.A8" office:value-type="string">
            <text:p text:style-name="P49">mv</text:p>
          </table:table-cell>
          <table:table-cell table:style-name="Table1.B8" office:value-type="string">
            <text:p text:style-name="P49">Move or rename files in Linux</text:p>
          </table:table-cell>
          <table:table-cell table:style-name="Table1.C8" office:value-type="string">
            <text:p text:style-name="P48"/>
          </table:table-cell>
        </table:table-row>
        <table:table-row>
          <table:table-cell table:style-name="Table1.A9" office:value-type="string">
            <text:p text:style-name="P49">cp</text:p>
          </table:table-cell>
          <table:table-cell table:style-name="Table1.B9" office:value-type="string">
            <text:p text:style-name="P49">Similar usage as mv but for copying files in Linux</text:p>
          </table:table-cell>
          <table:table-cell table:style-name="Table1.C9" office:value-type="string">
            <text:p text:style-name="P48"/>
          </table:table-cell>
        </table:table-row>
        <table:table-row>
          <table:table-cell table:style-name="Table1.A10" office:value-type="string">
            <text:p text:style-name="P49">rm</text:p>
          </table:table-cell>
          <table:table-cell table:style-name="Table1.B10" office:value-type="string">
            <text:p text:style-name="P49">Delete files or directories</text:p>
          </table:table-cell>
          <table:table-cell table:style-name="Table1.C10" office:value-type="string">
            <text:p text:style-name="P48"/>
          </table:table-cell>
        </table:table-row>
        <table:table-row>
          <table:table-cell table:style-name="Table1.A11" office:value-type="string">
            <text:p text:style-name="P49">touch</text:p>
          </table:table-cell>
          <table:table-cell table:style-name="Table1.B11" office:value-type="string">
            <text:p text:style-name="P49">Create blank/empty files</text:p>
          </table:table-cell>
          <table:table-cell table:style-name="Table1.C11" office:value-type="string">
            <text:p text:style-name="P48"/>
          </table:table-cell>
        </table:table-row>
        <table:table-row>
          <table:table-cell table:style-name="Table1.A12" office:value-type="string">
            <text:p text:style-name="P49">ln</text:p>
          </table:table-cell>
          <table:table-cell table:style-name="Table1.B12" office:value-type="string">
            <text:p text:style-name="P49">Create symbolic links (shortcuts) to other files</text:p>
          </table:table-cell>
          <table:table-cell table:style-name="Table1.C12" office:value-type="string">
            <text:p text:style-name="P48"/>
          </table:table-cell>
        </table:table-row>
        <table:table-row>
          <table:table-cell table:style-name="Table1.A13" office:value-type="string">
            <text:p text:style-name="P49">cat</text:p>
          </table:table-cell>
          <table:table-cell table:style-name="Table1.B13" office:value-type="string">
            <text:p text:style-name="P49">Display file contents on the terminal</text:p>
          </table:table-cell>
          <table:table-cell table:style-name="Table1.C13" office:value-type="string">
            <text:p text:style-name="P48"/>
          </table:table-cell>
        </table:table-row>
        <table:table-row>
          <table:table-cell table:style-name="Table1.A14" office:value-type="string">
            <text:p text:style-name="P49">clear</text:p>
          </table:table-cell>
          <table:table-cell table:style-name="Table1.B14" office:value-type="string">
            <text:p text:style-name="P49">Clear the terminal display</text:p>
          </table:table-cell>
          <table:table-cell table:style-name="Table1.C14" office:value-type="string">
            <text:p text:style-name="P48"/>
          </table:table-cell>
        </table:table-row>
        <table:table-row>
          <table:table-cell table:style-name="Table1.A15" office:value-type="string">
            <text:p text:style-name="P49">echo</text:p>
          </table:table-cell>
          <table:table-cell table:style-name="Table1.B15" office:value-type="string">
            <text:p text:style-name="P49">Print any text that follows the command</text:p>
          </table:table-cell>
          <table:table-cell table:style-name="Table1.C15" office:value-type="string">
            <text:p text:style-name="P48"/>
          </table:table-cell>
        </table:table-row>
        <table:table-row>
          <table:table-cell table:style-name="Table1.A16" office:value-type="string">
            <text:p text:style-name="P49">less</text:p>
          </table:table-cell>
          <table:table-cell table:style-name="Table1.B16" office:value-type="string">
            <text:p text:style-name="P49">Linux command to display paged outputs in the terminal</text:p>
          </table:table-cell>
          <table:table-cell table:style-name="Table1.C16" office:value-type="string">
            <text:p text:style-name="P48"/>
          </table:table-cell>
        </table:table-row>
        <table:table-row>
          <table:table-cell table:style-name="Table1.A17" office:value-type="string">
            <text:p text:style-name="P49">man</text:p>
          </table:table-cell>
          <table:table-cell table:style-name="Table1.B17" office:value-type="string">
            <text:p text:style-name="P49">Access manual pages for all Linux commands</text:p>
          </table:table-cell>
          <table:table-cell table:style-name="Table1.C17" office:value-type="string">
            <text:p text:style-name="P48"/>
          </table:table-cell>
        </table:table-row>
        <table:table-row>
          <table:table-cell table:style-name="Table1.A18" office:value-type="string">
            <text:p text:style-name="P49">uname</text:p>
          </table:table-cell>
          <table:table-cell table:style-name="Table1.B18" office:value-type="string">
            <text:p text:style-name="P49">Linux command to get basic information about the OS</text:p>
          </table:table-cell>
          <table:table-cell table:style-name="Table1.C18" office:value-type="string">
            <text:p text:style-name="P48"/>
          </table:table-cell>
        </table:table-row>
        <table:table-row>
          <table:table-cell table:style-name="Table1.A19" office:value-type="string">
            <text:p text:style-name="P49">whoami</text:p>
          </table:table-cell>
          <table:table-cell table:style-name="Table1.B19" office:value-type="string">
            <text:p text:style-name="P49">Get the active username</text:p>
          </table:table-cell>
          <table:table-cell table:style-name="Table1.C19" office:value-type="string">
            <text:p text:style-name="P48"/>
          </table:table-cell>
        </table:table-row>
        <table:table-row>
          <table:table-cell table:style-name="Table1.A20" office:value-type="string">
            <text:p text:style-name="P49">tar</text:p>
          </table:table-cell>
          <table:table-cell table:style-name="Table1.B20" office:value-type="string">
            <text:p text:style-name="P49">Command to extract and compress files in Linux</text:p>
          </table:table-cell>
          <table:table-cell table:style-name="Table1.C20" office:value-type="string">
            <text:p text:style-name="P48"/>
          </table:table-cell>
        </table:table-row>
        <table:table-row>
          <table:table-cell table:style-name="Table1.A21" office:value-type="string">
            <text:p text:style-name="P49">grep</text:p>
          </table:table-cell>
          <table:table-cell table:style-name="Table1.B21" office:value-type="string">
            <text:p text:style-name="P49">Search for a string within an output</text:p>
          </table:table-cell>
          <table:table-cell table:style-name="Table1.C21" office:value-type="string">
            <text:p text:style-name="P48"/>
          </table:table-cell>
        </table:table-row>
        <table:table-row>
          <table:table-cell table:style-name="Table1.A22" office:value-type="string">
            <text:p text:style-name="P49">head</text:p>
          </table:table-cell>
          <table:table-cell table:style-name="Table1.B22" office:value-type="string">
            <text:p text:style-name="P49">Return the specified number of lines from the top</text:p>
          </table:table-cell>
          <table:table-cell table:style-name="Table1.C22" office:value-type="string">
            <text:p text:style-name="P48"/>
          </table:table-cell>
        </table:table-row>
        <table:table-row>
          <table:table-cell table:style-name="Table1.A23" office:value-type="string">
            <text:p text:style-name="P49">tail</text:p>
          </table:table-cell>
          <table:table-cell table:style-name="Table1.B23" office:value-type="string">
            <text:p text:style-name="P49">Return the specified number of lines from the bottom</text:p>
          </table:table-cell>
          <table:table-cell table:style-name="Table1.C23" office:value-type="string">
            <text:p text:style-name="P48"/>
          </table:table-cell>
        </table:table-row>
        <table:table-row>
          <table:table-cell table:style-name="Table1.A24" office:value-type="string">
            <text:p text:style-name="P49">diff</text:p>
          </table:table-cell>
          <table:table-cell table:style-name="Table1.B24" office:value-type="string">
            <text:p text:style-name="P49">Find the difference between two files</text:p>
          </table:table-cell>
          <table:table-cell table:style-name="Table1.C24" office:value-type="string">
            <text:p text:style-name="P48"/>
          </table:table-cell>
        </table:table-row>
        <table:table-row>
          <table:table-cell table:style-name="Table1.A25" office:value-type="string">
            <text:p text:style-name="P49">cmp</text:p>
          </table:table-cell>
          <table:table-cell table:style-name="Table1.B25" office:value-type="string">
            <text:p text:style-name="P49">Allows you to check if two files are identical</text:p>
          </table:table-cell>
          <table:table-cell table:style-name="Table1.C25" office:value-type="string">
            <text:p text:style-name="P48"/>
          </table:table-cell>
        </table:table-row>
        <table:table-row>
          <table:table-cell table:style-name="Table1.A26" office:value-type="string">
            <text:p text:style-name="P49">comm</text:p>
          </table:table-cell>
          <table:table-cell table:style-name="Table1.B26" office:value-type="string">
            <text:p text:style-name="P49">Combines the functionality of diff and cmp</text:p>
          </table:table-cell>
          <table:table-cell table:style-name="Table1.C26" office:value-type="string">
            <text:p text:style-name="P48"/>
          </table:table-cell>
        </table:table-row>
        <table:table-row>
          <table:table-cell table:style-name="Table1.A27" office:value-type="string">
            <text:p text:style-name="P49">sort</text:p>
          </table:table-cell>
          <table:table-cell table:style-name="Table1.B27" office:value-type="string">
            <text:p text:style-name="P49">Linux command to sort the content of a file while outputting</text:p>
          </table:table-cell>
          <table:table-cell table:style-name="Table1.C27" office:value-type="string">
            <text:p text:style-name="P48"/>
          </table:table-cell>
        </table:table-row>
        <table:table-row>
          <table:table-cell table:style-name="Table1.A28" office:value-type="string">
            <text:p text:style-name="P49">export</text:p>
          </table:table-cell>
          <table:table-cell table:style-name="Table1.B28" office:value-type="string">
            <text:p text:style-name="P49">Export environment variables in Linux</text:p>
          </table:table-cell>
          <table:table-cell table:style-name="Table1.C28" office:value-type="string">
            <text:p text:style-name="P48"/>
          </table:table-cell>
        </table:table-row>
        <table:table-row>
          <table:table-cell table:style-name="Table1.A29" office:value-type="string">
            <text:p text:style-name="P49">zip</text:p>
          </table:table-cell>
          <table:table-cell table:style-name="Table1.B29" office:value-type="string">
            <text:p text:style-name="P49">Zip files in Linux</text:p>
          </table:table-cell>
          <table:table-cell table:style-name="Table1.C29" office:value-type="string">
            <text:p text:style-name="P48"/>
          </table:table-cell>
        </table:table-row>
        <table:table-row>
          <table:table-cell table:style-name="Table1.A30" office:value-type="string">
            <text:p text:style-name="P49">unzip</text:p>
          </table:table-cell>
          <table:table-cell table:style-name="Table1.B30" office:value-type="string">
            <text:p text:style-name="P49">Unzip files in Linux</text:p>
          </table:table-cell>
          <table:table-cell table:style-name="Table1.C30" office:value-type="string">
            <text:p text:style-name="P48"/>
          </table:table-cell>
        </table:table-row>
        <table:table-row>
          <table:table-cell table:style-name="Table1.A31" office:value-type="string">
            <text:p text:style-name="P49">ssh</text:p>
          </table:table-cell>
          <table:table-cell table:style-name="Table1.B31" office:value-type="string">
            <text:p text:style-name="P49">Secure Shell command in Linux</text:p>
          </table:table-cell>
          <table:table-cell table:style-name="Table1.C31" office:value-type="string">
            <text:p text:style-name="P48"/>
          </table:table-cell>
        </table:table-row>
        <text:soft-page-break/>
        <table:table-row>
          <table:table-cell table:style-name="Table1.A32" office:value-type="string">
            <text:p text:style-name="P49">service</text:p>
          </table:table-cell>
          <table:table-cell table:style-name="Table1.B32" office:value-type="string">
            <text:p text:style-name="P49">Linux command to start and stop services</text:p>
          </table:table-cell>
          <table:table-cell table:style-name="Table1.C32" office:value-type="string">
            <text:p text:style-name="P48"/>
          </table:table-cell>
        </table:table-row>
        <table:table-row>
          <table:table-cell table:style-name="Table1.A33" office:value-type="string">
            <text:p text:style-name="P49">ps</text:p>
          </table:table-cell>
          <table:table-cell table:style-name="Table1.B33" office:value-type="string">
            <text:p text:style-name="P49">Display active processes</text:p>
          </table:table-cell>
          <table:table-cell table:style-name="Table1.C33" office:value-type="string">
            <text:p text:style-name="P48"/>
          </table:table-cell>
        </table:table-row>
        <table:table-row>
          <table:table-cell table:style-name="Table1.A34" office:value-type="string">
            <text:p text:style-name="P49">kill and killall</text:p>
          </table:table-cell>
          <table:table-cell table:style-name="Table1.B34" office:value-type="string">
            <text:p text:style-name="P49">Kill active processes by process ID or name</text:p>
          </table:table-cell>
          <table:table-cell table:style-name="Table1.C34" office:value-type="string">
            <text:p text:style-name="P48"/>
          </table:table-cell>
        </table:table-row>
        <table:table-row>
          <table:table-cell table:style-name="Table1.A35" office:value-type="string">
            <text:p text:style-name="P49">df</text:p>
          </table:table-cell>
          <table:table-cell table:style-name="Table1.B35" office:value-type="string">
            <text:p text:style-name="P49">Display disk filesystem information</text:p>
          </table:table-cell>
          <table:table-cell table:style-name="Table1.C35" office:value-type="string">
            <text:p text:style-name="P48"/>
          </table:table-cell>
        </table:table-row>
        <table:table-row>
          <table:table-cell table:style-name="Table1.A36" office:value-type="string">
            <text:p text:style-name="P49">mount</text:p>
          </table:table-cell>
          <table:table-cell table:style-name="Table1.B36" office:value-type="string">
            <text:p text:style-name="P49">Mount file systems in Linux</text:p>
          </table:table-cell>
          <table:table-cell table:style-name="Table1.C36" office:value-type="string">
            <text:p text:style-name="P48"/>
          </table:table-cell>
        </table:table-row>
        <table:table-row>
          <table:table-cell table:style-name="Table1.A37" office:value-type="string">
            <text:p text:style-name="P49">chmod</text:p>
          </table:table-cell>
          <table:table-cell table:style-name="Table1.B37" office:value-type="string">
            <text:p text:style-name="P49">Command to change file permissions</text:p>
          </table:table-cell>
          <table:table-cell table:style-name="Table1.C37" office:value-type="string">
            <text:p text:style-name="P48"/>
          </table:table-cell>
        </table:table-row>
        <table:table-row>
          <table:table-cell table:style-name="Table1.A38" office:value-type="string">
            <text:p text:style-name="P49">chown</text:p>
          </table:table-cell>
          <table:table-cell table:style-name="Table1.B38" office:value-type="string">
            <text:p text:style-name="P49">Command for granting ownership of files or folders</text:p>
          </table:table-cell>
          <table:table-cell table:style-name="Table1.C38" office:value-type="string">
            <text:p text:style-name="P48"/>
          </table:table-cell>
        </table:table-row>
        <table:table-row>
          <table:table-cell table:style-name="Table1.A39" office:value-type="string">
            <text:p text:style-name="P49">ifconfig</text:p>
          </table:table-cell>
          <table:table-cell table:style-name="Table1.B39" office:value-type="string">
            <text:p text:style-name="P49">Display network interfaces and IP addresses</text:p>
          </table:table-cell>
          <table:table-cell table:style-name="Table1.C39" office:value-type="string">
            <text:p text:style-name="P48"/>
          </table:table-cell>
        </table:table-row>
        <table:table-row>
          <table:table-cell table:style-name="Table1.A40" office:value-type="string">
            <text:p text:style-name="P49">traceroute</text:p>
          </table:table-cell>
          <table:table-cell table:style-name="Table1.B40" office:value-type="string">
            <text:p text:style-name="P49">Trace all the network hops to reach the destination</text:p>
          </table:table-cell>
          <table:table-cell table:style-name="Table1.C40" office:value-type="string">
            <text:p text:style-name="P48"/>
          </table:table-cell>
        </table:table-row>
        <table:table-row>
          <table:table-cell table:style-name="Table1.A41" office:value-type="string">
            <text:p text:style-name="P49">wget</text:p>
          </table:table-cell>
          <table:table-cell table:style-name="Table1.B41" office:value-type="string">
            <text:p text:style-name="P49">Direct download files from the internet</text:p>
          </table:table-cell>
          <table:table-cell table:style-name="Table1.C41" office:value-type="string">
            <text:p text:style-name="P48"/>
          </table:table-cell>
        </table:table-row>
        <table:table-row>
          <table:table-cell table:style-name="Table1.A42" office:value-type="string">
            <text:p text:style-name="P49">ufw</text:p>
          </table:table-cell>
          <table:table-cell table:style-name="Table1.B42" office:value-type="string">
            <text:p text:style-name="P49">Firewall command</text:p>
          </table:table-cell>
          <table:table-cell table:style-name="Table1.C42" office:value-type="string">
            <text:p text:style-name="P48"/>
          </table:table-cell>
        </table:table-row>
        <table:table-row>
          <table:table-cell table:style-name="Table1.A43" office:value-type="string">
            <text:p text:style-name="P49">iptables</text:p>
          </table:table-cell>
          <table:table-cell table:style-name="Table1.B43" office:value-type="string">
            <text:p text:style-name="P49">Base firewall for all other firewall utilities to interface with</text:p>
          </table:table-cell>
          <table:table-cell table:style-name="Table1.C43" office:value-type="string">
            <text:p text:style-name="P48"/>
          </table:table-cell>
        </table:table-row>
        <table:table-row>
          <table:table-cell table:style-name="Table1.A44" office:value-type="string">
            <text:p text:style-name="P49">apt, pacman, yum, rpm</text:p>
          </table:table-cell>
          <table:table-cell table:style-name="Table1.B44" office:value-type="string">
            <text:p text:style-name="P49">Package managers depending on the distro</text:p>
          </table:table-cell>
          <table:table-cell table:style-name="Table1.C44" office:value-type="string">
            <text:p text:style-name="P48"/>
          </table:table-cell>
        </table:table-row>
        <table:table-row>
          <table:table-cell table:style-name="Table1.A45" office:value-type="string">
            <text:p text:style-name="P49">sudo</text:p>
          </table:table-cell>
          <table:table-cell table:style-name="Table1.B45" office:value-type="string">
            <text:p text:style-name="P49">Command to escalate privileges in Linux</text:p>
          </table:table-cell>
          <table:table-cell table:style-name="Table1.C45" office:value-type="string">
            <text:p text:style-name="P48"/>
          </table:table-cell>
        </table:table-row>
        <table:table-row>
          <table:table-cell table:style-name="Table1.A46" office:value-type="string">
            <text:p text:style-name="P49">cal</text:p>
          </table:table-cell>
          <table:table-cell table:style-name="Table1.B46" office:value-type="string">
            <text:p text:style-name="P49">Display Calander</text:p>
          </table:table-cell>
          <table:table-cell table:style-name="Table1.C46" office:value-type="string">
            <text:p text:style-name="P48"/>
          </table:table-cell>
        </table:table-row>
        <table:table-row>
          <table:table-cell table:style-name="Table1.A47" office:value-type="string">
            <text:p text:style-name="P49">alias</text:p>
          </table:table-cell>
          <table:table-cell table:style-name="Table1.B47" office:value-type="string">
            <text:p text:style-name="P49">Create custom shortcuts for your regularly used commands</text:p>
          </table:table-cell>
          <table:table-cell table:style-name="Table1.C47" office:value-type="string">
            <text:p text:style-name="P48"/>
          </table:table-cell>
        </table:table-row>
        <table:table-row>
          <table:table-cell table:style-name="Table1.A48" office:value-type="string">
            <text:p text:style-name="P49">dd</text:p>
          </table:table-cell>
          <table:table-cell table:style-name="Table1.B48" office:value-type="string">
            <text:p text:style-name="P49">Majorly used for creating bootable USB sticks</text:p>
          </table:table-cell>
          <table:table-cell table:style-name="Table1.C48" office:value-type="string">
            <text:p text:style-name="P48"/>
          </table:table-cell>
        </table:table-row>
        <table:table-row>
          <table:table-cell table:style-name="Table1.A49" office:value-type="string">
            <text:p text:style-name="P49">whereis</text:p>
          </table:table-cell>
          <table:table-cell table:style-name="Table1.B49" office:value-type="string">
            <text:p text:style-name="P49">Locate the binary, source, and manual pages for a command</text:p>
          </table:table-cell>
          <table:table-cell table:style-name="Table1.C49" office:value-type="string">
            <text:p text:style-name="P48"/>
          </table:table-cell>
        </table:table-row>
        <table:table-row>
          <table:table-cell table:style-name="Table1.A50" office:value-type="string">
            <text:p text:style-name="P49">whatis</text:p>
          </table:table-cell>
          <table:table-cell table:style-name="Table1.B50" office:value-type="string">
            <text:p text:style-name="P49">Find what a command is used for</text:p>
          </table:table-cell>
          <table:table-cell table:style-name="Table1.C50" office:value-type="string">
            <text:p text:style-name="P48"/>
          </table:table-cell>
        </table:table-row>
        <table:table-row>
          <table:table-cell table:style-name="Table1.A51" office:value-type="string">
            <text:p text:style-name="P49">top</text:p>
          </table:table-cell>
          <table:table-cell table:style-name="Table1.B51" office:value-type="string">
            <text:p text:style-name="P49">View active processes live with their system usage</text:p>
          </table:table-cell>
          <table:table-cell table:style-name="Table1.C51" office:value-type="string">
            <text:p text:style-name="P48"/>
          </table:table-cell>
        </table:table-row>
        <table:table-row>
          <table:table-cell table:style-name="Table1.A52" office:value-type="string">
            <text:p text:style-name="P49">useradd and usermod</text:p>
          </table:table-cell>
          <table:table-cell table:style-name="Table1.B52" office:value-type="string">
            <text:p text:style-name="P49">Add new user or change existing users data</text:p>
          </table:table-cell>
          <table:table-cell table:style-name="Table1.C52" office:value-type="string">
            <text:p text:style-name="P48"/>
          </table:table-cell>
        </table:table-row>
        <table:table-row>
          <table:table-cell table:style-name="Table1.A53" office:value-type="string">
            <text:p text:style-name="P49">passwd</text:p>
          </table:table-cell>
          <table:table-cell table:style-name="Table1.B53" office:value-type="string">
            <text:p text:style-name="P49">Create or update passwords for existing users</text:p>
          </table:table-cell>
          <table:table-cell table:style-name="Table1.C53" office:value-type="string">
            <text:p text:style-name="P48"/>
          </table:table-cell>
        </table:table-row>
        <table:table-row>
          <table:table-cell table:style-name="Table1.A54" office:value-type="string">
            <text:p text:style-name="P49">systemctl</text:p>
          </table:table-cell>
          <table:table-cell table:style-name="Table1.B54" office:value-type="string">
            <text:p text:style-name="P49">Control the systemd system and service manager</text:p>
          </table:table-cell>
          <table:table-cell table:style-name="Table1.C54" office:value-type="string">
            <text:p text:style-name="P48"/>
          </table:table-cell>
        </table:table-row>
        <table:table-row>
          <table:table-cell table:style-name="Table1.A55" office:value-type="string">
            <text:p text:style-name="P49">find</text:p>
          </table:table-cell>
          <table:table-cell table:style-name="Table1.B55" office:value-type="string">
            <text:p text:style-name="P49">search the files in the directory structure</text:p>
          </table:table-cell>
          <table:table-cell table:style-name="Table1.C55" office:value-type="string">
            <text:p text:style-name="P48"/>
          </table:table-cell>
        </table:table-row>
        <table:table-row>
          <table:table-cell table:style-name="Table1.A56" office:value-type="string">
            <text:p text:style-name="P49">dd</text:p>
          </table:table-cell>
          <table:table-cell table:style-name="Table1.B56" office:value-type="string">
            <text:p text:style-name="P49">primary purpose is to convert and copy files</text:p>
          </table:table-cell>
          <table:table-cell table:style-name="Table1.C56" office:value-type="string">
            <text:p text:style-name="P48"/>
          </table:table-cell>
        </table:table-row>
        <table:table-row>
          <table:table-cell table:style-name="Table1.A57" office:value-type="string">
            <text:p text:style-name="P49">ufw</text:p>
          </table:table-cell>
          <table:table-cell table:style-name="Table1.B57" office:value-type="string">
            <text:p text:style-name="P49">provides a framework for managing netfilter, for manupulating firewall</text:p>
          </table:table-cell>
          <table:table-cell table:style-name="Table1.C57" office:value-type="string">
            <text:p text:style-name="P48"/>
          </table:table-cell>
        </table:table-row>
        <table:table-row>
          <table:table-cell table:style-name="Table1.A58" office:value-type="string">
            <text:p text:style-name="P49">sed</text:p>
          </table:table-cell>
          <table:table-cell table:style-name="Table1.B58" office:value-type="string">
            <text:p text:style-name="P49">Insertion,deletion,search, replace</text:p>
          </table:table-cell>
          <table:table-cell table:style-name="Table1.C58" office:value-type="string">
            <text:p text:style-name="P48"/>
          </table:table-cell>
        </table:table-row>
        <table:table-row>
          <table:table-cell table:style-name="Table1.A59" office:value-type="string">
            <text:p text:style-name="P49">journalctl</text:p>
          </table:table-cell>
          <table:table-cell table:style-name="Table1.B59" office:value-type="string">
            <text:p text:style-name="P49">view systemd, kernel and journal logs</text:p>
          </table:table-cell>
          <table:table-cell table:style-name="Table1.C59" office:value-type="string">
            <text:p text:style-name="P48"/>
          </table:table-cell>
        </table:table-row>
        <table:table-row>
          <table:table-cell table:style-name="Table1.A60" office:value-type="string">
            <text:p text:style-name="P49">awk</text:p>
          </table:table-cell>
          <table:table-cell table:style-name="Table1.B60" office:value-type="string">
            <text:p text:style-name="P49">Change formate of output....</text:p>
          </table:table-cell>
          <table:table-cell table:style-name="Table1.C60" office:value-type="string">
            <text:p text:style-name="P48"/>
          </table:table-cell>
        </table:table-row>
      </table:table>
      <text:p text:style-name="P52"/>
      <text:p text:style-name="P2"/>
      <text:p text:style-name="P2"/>
      <text:p text:style-name="P2"><text:soft-page-break/></text:p>
      <text:p text:style-name="P2">Linux Commands:</text:p>
      <text:p text:style-name="P1"/>
      <text:p text:style-name="P8">command -h/ command –help : give helps of the command</text:p>
      <text:p text:style-name="P1"/>
      <text:p text:style-name="P8">1. ls – List all the files in current directory:</text:p>
      <text:p text:style-name="P3"/>
      <text:list xml:id="list714616619" text:style-name="L1">
        <text:list-header>
          <text:p text:style-name="P9">Note: Listing order is First It lists all the Directories. Then files are listed in any command. Like</text:p>
        </text:list-header>
      </text:list>
      <text:p text:style-name="P39"/>
      <text:p text:style-name="P8"><text:tab/>FOLDERS=A,B,C<text:tab/>Files=d,e,f</text:p>
      <text:p text:style-name="P8"><text:tab/>then ls = A,B,C,d,e,f</text:p>
      <text:p text:style-name="P8"><text:tab/><text:tab/>ls-r = C,B,A,f,e,d</text:p>
      <text:list xml:id="list132951857620311" text:continue-numbering="true" text:style-name="L1">
        <text:list-header>
          <text:p text:style-name="P38"/>
        </text:list-header>
      </text:list>
      <text:list text:style-name="L2">
        <text:list-item>
          <text:p text:style-name="P13"><text:s/>ls : basic command, List all the files and folders in cirrent Directory. </text:p>
        </text:list-item>
        <text:list-item>
          <text:p text:style-name="P13">ls -r : displays in reverse order.</text:p>
        </text:list-item>
        <text:list-item>
          <text:p text:style-name="P13">Ls -R : show hierarchy of al the folders and files also include which are within it.</text:p>
        </text:list-item>
        <text:list-item>
          <text:p text:style-name="P13">Ls -l : listing with permission</text:p>
        </text:list-item>
        <text:list-item>
          <text:p text:style-name="P13">ls -lh : listimg with permission headers or in simplified format.</text:p>
        </text:list-item>
        <text:list-item>
          <text:p text:style-name="P13">Ls -a : shows hidden folders and files.</text:p>
        </text:list-item>
        <text:list-item>
          <text:p text:style-name="P13">Ls -F : listing directories with /.</text:p>
          <text:p text:style-name="P7"/>
        </text:list-item>
      </text:list>
      <text:p text:style-name="P8">2. pwd – Print present working directory</text:p>
      <text:p text:style-name="P1"/>
      <text:list text:style-name="L3">
        <text:list-item>
          <text:p text:style-name="P14">pwd -P : symbolic path</text:p>
        </text:list-item>
        <text:list-item>
          <text:p text:style-name="P14">pwd -L : Logical path</text:p>
        </text:list-item>
      </text:list>
      <text:p text:style-name="P1"/>
      <text:p text:style-name="P8">3. cd – changes the directory:</text:p>
      <text:list text:style-name="L4">
        <text:list-item>
          <text:p text:style-name="P15">cd : changes the directory</text:p>
        </text:list-item>
        <text:list-item>
          <text:p text:style-name="P15">cd / : directly points to root directory</text:p>
        </text:list-item>
        <text:list-item>
          <text:p text:style-name="P15">cd .. : back one directory</text:p>
        </text:list-item>
        <text:list-item>
          <text:p text:style-name="P15">cd ~ : changes directory to home</text:p>
        </text:list-item>
        <text:list-item>
          <text:p text:style-name="P15">cd dir1/dir2/di3 : go to that direcotry </text:p>
        </text:list-item>
        <text:list-item>
          <text:p text:style-name="P15">cd “dir name” or cd dir\ name: to change to directory that name contains white spaces.</text:p>
        </text:list-item>
      </text:list>
      <text:p text:style-name="P1"/>
      <text:p text:style-name="P1"><text:span text:style-name="T5">4. mkdir – create directories in Linux</text:span></text:p>
      <text:p text:style-name="P1"/>
      <text:list text:style-name="L5">
        <text:list-item>
          <text:p text:style-name="P16"><text:soft-page-break/>mkdir : create directories</text:p>
        </text:list-item>
        <text:list-item>
          <text:p text:style-name="P16">mkdir dire1 dir2 dir3 : for multiple directories</text:p>
        </text:list-item>
        <text:list-item>
          <text:p text:style-name="P16">mkdir “my dir” or mkdir my\ dir: for white space in directories name</text:p>
        </text:list-item>
        <text:list-item>
          <text:p text:style-name="P16">mkdir -v : gives msg for every directory created</text:p>
        </text:list-item>
        <text:list-item>
          <text:p text:style-name="P16">mkdir -p : can creare directories and sub-directories</text:p>
        </text:list-item>
        <text:list-item>
          <text:p text:style-name="P16">mkdr -m a=rwx : use same as chmod command to give permissions.</text:p>
        </text:list-item>
      </text:list>
      <text:p text:style-name="P42"/>
      <text:p text:style-name="P3"><text:span text:style-name="T1">5. </text:span><text:span text:style-name="T2">mv - </text:span><text:span text:style-name="T1">move or rename files</text:span></text:p>
      <text:p text:style-name="P3"/>
      <text:list text:style-name="L6">
        <text:list-item>
          <text:p text:style-name="P17">mv f1 f2 : move file 1 to 2 or rename file 1. content of file 2 overwritten.</text:p>
        </text:list-item>
        <text:list-item>
          <text:p text:style-name="P17">mv –version : gives version information.</text:p>
        </text:list-item>
        <text:list-item>
          <text:p text:style-name="P17">mv -i f1 f2 : give warning of overwritten before moving</text:p>
        </text:list-item>
        <text:list-item>
          <text:p text:style-name="P17">mv -f f1 f2 : forcly move f1 to f2</text:p>
        </text:list-item>
        <text:list-item>
          <text:p text:style-name="P17">mv -n f1 f2 : if file exist it will not be overwritten</text:p>
        </text:list-item>
        <text:list-item>
          <text:p text:style-name="P18">mv -b f1 f2 : creates beckup of f1</text:p>
        </text:list-item>
      </text:list>
      <text:p text:style-name="P43"/>
      <text:p text:style-name="P4"><text:span text:style-name="T1">6. </text:span><text:span text:style-name="T2">cp - </text:span><text:span text:style-name="T1">Copying files in linux</text:span></text:p>
      <text:p text:style-name="P4"/>
      <text:list text:style-name="L7">
        <text:list-item>
          <text:p text:style-name="P19">cp f1 f2 : copy f1 to f2</text:p>
        </text:list-item>
        <text:list-item>
          <text:p text:style-name="P19">cp s1 s2 s3 d1 : copy all soure files in destination</text:p>
        </text:list-item>
        <text:list-item>
          <text:p text:style-name="P29"><text:span text:style-name="T8">cp -R </text:span><text:span text:style-name="T9">s d</text:span><text:span text:style-name="T8"> : recursively copying</text:span></text:p>
        </text:list-item>
        <text:list-item>
          <text:p text:style-name="P20">cp -i s d : ask before overwrite</text:p>
        </text:list-item>
        <text:list-item>
          <text:p text:style-name="P20">cp -f s d : forcely overwrite</text:p>
        </text:list-item>
        <text:list-item>
          <text:p text:style-name="P20">cp -b s d : backup</text:p>
        </text:list-item>
        <text:list-item>
          <text:p text:style-name="P20">cp -p s d : preserves the charactristic of source files.</text:p>
        </text:list-item>
      </text:list>
      <text:p text:style-name="P30"/>
      <text:p text:style-name="P10">7. rm - Rmoving files</text:p>
      <text:p text:style-name="P43"/>
      <text:list text:style-name="L8">
        <text:list-item>
          <text:p text:style-name="P21">rm f : remove file</text:p>
        </text:list-item>
        <text:list-item>
          <text:p text:style-name="P21">rm -r f : remove file and allfolder and files inside directory</text:p>
        </text:list-item>
        <text:list-item>
          <text:p text:style-name="P21">rm * : remove all files</text:p>
        </text:list-item>
        <text:list-item>
          <text:p text:style-name="P21">rm -f f : forcefully delete. Not work for write protected</text:p>
        </text:list-item>
        <text:list-item>
          <text:p text:style-name="P21">rm -i f : msg before deleting</text:p>
        </text:list-item>
      </text:list>
      <text:p text:style-name="P5"><text:span text:style-name="T1">8. touch -creates an empty file</text:span></text:p>
      <text:p text:style-name="P5"/>
      <text:p text:style-name="P10">9. ln - creates the link</text:p>
      <text:p text:style-name="P5"/>
      <text:list text:style-name="L9">
        <text:list-item>
          <text:p text:style-name="P22"><text:soft-page-break/>ln f nn : creates symbolic link for f</text:p>
        </text:list-item>
        <text:list-item>
          <text:p text:style-name="P22">ln -S f nn : creates symbolic link</text:p>
        </text:list-item>
      </text:list>
      <text:p text:style-name="P44"/>
      <text:p text:style-name="P10">10. cat – display file content on the terminal</text:p>
      <text:p text:style-name="P5"/>
      <text:list text:style-name="L10">
        <text:list-item>
          <text:p text:style-name="P23">cat filename : read the file</text:p>
        </text:list-item>
        <text:list-item>
          <text:p text:style-name="P24">tac filename : file content in reverse</text:p>
        </text:list-item>
        <text:list-item>
          <text:p text:style-name="P23">cat &gt; fielname : create the file if not exist or if it exist then overwrite it.</text:p>
        </text:list-item>
        <text:list-item>
          <text:p text:style-name="P23">cat &gt;&gt; filename : append the content on existing file.</text:p>
        </text:list-item>
        <text:list-item>
          <text:p text:style-name="P24">Cat f1 &gt; f2 : copy f1 to f2</text:p>
        </text:list-item>
        <text:list-item>
          <text:p text:style-name="P24">cat f1 &gt;&gt; f2 : copy f1 and appent to f2</text:p>
        </text:list-item>
        <text:list-item>
          <text:p text:style-name="P24">cat -n filename : display with filename</text:p>
        </text:list-item>
      </text:list>
      <text:p text:style-name="P45"/>
      <text:p text:style-name="P11">11. clear – clear the terminal</text:p>
      <text:p text:style-name="P32"/>
      <text:p text:style-name="P11">12. echo – print text</text:p>
      <text:p text:style-name="P32"/>
      <text:list text:style-name="L11">
        <text:list-item>
          <text:p text:style-name="P25">echo -e “f1 /bf2 /bf3” : cuts the blankspace</text:p>
        </text:list-item>
        <text:list-item>
          <text:p text:style-name="P25">echo -e “f1 /cf2 f3” : cuts the rest after /c</text:p>
        </text:list-item>
        <text:list-item>
          <text:p text:style-name="P25">echo -e “f1 f2 /rf3” : cuts f1 and f2</text:p>
        </text:list-item>
      </text:list>
      <text:p text:style-name="P45"/>
      <text:p text:style-name="P11">13. less - display paged output in terminal</text:p>
      <text:p text:style-name="P32"/>
      <text:list text:style-name="L12">
        <text:list-item>
          <text:p text:style-name="P26">less filename : display file by pages</text:p>
        </text:list-item>
        <text:list-item>
          <text:p text:style-name="P26">less -E filename : automatically exit at EOF</text:p>
        </text:list-item>
        <text:list-item>
          <text:p text:style-name="P26">less -F filename : caused less to exit if entier file can be displayed on screen</text:p>
        </text:list-item>
      </text:list>
      <text:p text:style-name="P45"/>
      <text:p text:style-name="P12">14. man – display user manual of any command</text:p>
      <text:p text:style-name="P12"/>
      <text:p text:style-name="P40"><text:span text:style-name="T7">15. uname – linux command to get basic information about os</text:span></text:p>
      <text:p text:style-name="P40"><text:span text:style-name="T7"><text:tab/></text:span></text:p>
      <text:p text:style-name="P40"><text:span text:style-name="T7"><text:s text:c="4"/><text:tab/>a)</text:span><text:span text:style-name="T10"> uname : printd the system name</text:span></text:p>
      <text:p text:style-name="P33"><text:span text:style-name="T3"><text:s text:c="4"/><text:tab/>b)</text:span><text:span text:style-name="T10"> uname -s : kernel name</text:span></text:p>
      <text:p text:style-name="P33"><text:span text:style-name="T3"><text:tab/>c)</text:span><text:span text:style-name="T10"> uname -r : kernel release</text:span></text:p>
      <text:p text:style-name="P33"><text:span text:style-name="T10"><text:tab/></text:span><text:span text:style-name="T3">d) </text:span><text:span text:style-name="T10">uname -a : all info about system</text:span></text:p>
      <text:p text:style-name="P33"><text:span text:style-name="T10"><text:tab/></text:span><text:span text:style-name="T3">e) </text:span><text:span text:style-name="T10">uname -v : kernel version</text:span></text:p>
      <text:p text:style-name="P33"><text:span text:style-name="T10"/></text:p>
      <text:p text:style-name="P34"><text:soft-page-break/><text:span text:style-name="T3"/></text:p>
      <text:p text:style-name="P34"><text:span text:style-name="T1">16. whoami – get the active username</text:span></text:p>
      <text:p text:style-name="P34"><text:span text:style-name="T1"/></text:p>
      <text:p text:style-name="P35"><text:span text:style-name="T1">17. tar – command to express and compress files in Linux</text:span></text:p>
      <text:p text:style-name="P35"><text:span text:style-name="T1"/></text:p>
      <text:p text:style-name="P35"><text:span text:style-name="T1">18. grep – search a string within an output</text:span></text:p>
      <text:p text:style-name="P35"><text:span text:style-name="T1"/></text:p>
      <text:p text:style-name="P35"><text:span text:style-name="T1"><text:tab/>a) </text:span><text:span text:style-name="T8">grep “string” filename : search for a string in given file</text:span></text:p>
      <text:p text:style-name="P35"><text:span text:style-name="T8"><text:tab/></text:span><text:span text:style-name="T1">b) </text:span><text:span text:style-name="T8">grep -r “string” * : search recursively</text:span></text:p>
      <text:p text:style-name="P35"><text:span text:style-name="T8"><text:tab/></text:span><text:span text:style-name="T1">c) </text:span><text:span text:style-name="T8">grep -i “string” filename : ignoring case sensitivity</text:span></text:p>
      <text:p text:style-name="P35"><text:span text:style-name="T8"/></text:p>
      <text:p text:style-name="P35"><text:span text:style-name="T1">19. head – return the specific numbers of line from top</text:span></text:p>
      <text:p text:style-name="P35"><text:span text:style-name="T1"><text:tab/></text:span></text:p>
      <text:p text:style-name="P35"><text:span text:style-name="T1"><text:tab/>a) </text:span><text:span text:style-name="T8">head -n 4 cortex : display first 4 line</text:span></text:p>
      <text:p text:style-name="P35"><text:span text:style-name="T8"><text:tab/></text:span><text:span text:style-name="T1">b) </text:span><text:span text:style-name="T8">head -c 2 cortex : dispkay first 2 byte of file</text:span></text:p>
      <text:p text:style-name="P35"><text:span text:style-name="T8"><text:tab/></text:span><text:span text:style-name="T1">c) </text:span><text:span text:style-name="T8">head -v filename : display label of file</text:span></text:p>
      <text:p text:style-name="P35"><text:span text:style-name="T8"/></text:p>
      <text:p text:style-name="P35"><text:span text:style-name="T1">20. tail – return the specific number of lines from bottom</text:span></text:p>
      <text:p text:style-name="P35"><text:span text:style-name="T1"><text:tab/></text:span><text:span text:style-name="T4">points are same as head</text:span></text:p>
      <text:p text:style-name="P35"><text:span text:style-name="T4"/></text:p>
      <text:p text:style-name="P36"><text:span text:style-name="T1">21. diff – difference between two files</text:span></text:p>
      <text:p text:style-name="P36"><text:span text:style-name="T1"><text:tab/>-a: add / -c: change/ -d: delete</text:span></text:p>
      <text:p text:style-name="P36"><text:span text:style-name="T1"/></text:p>
      <text:p text:style-name="P36"><text:span text:style-name="T1">22. cmp – allows you to check if two files are identical</text:span></text:p>
      <text:p text:style-name="P36"><text:span text:style-name="T1"><text:tab/>-b: include bytes</text:span></text:p>
      <text:p text:style-name="P36"><text:span text:style-name="T1"/></text:p>
      <text:p text:style-name="P36"><text:span text:style-name="T1">23. comm – cobines the function of diff and cmp</text:span></text:p>
      <text:p text:style-name="P36"><text:span text:style-name="T12"> </text:span><text:span text:style-name="T15">-1 :</text:span><text:span text:style-name="T14">suppress first column(lines unique to first file).</text:span><text:span text:style-name="T1"><text:line-break/></text:span><text:span text:style-name="T15">-2 :</text:span><text:span text:style-name="T14">suppress second column(lines unique to second file).</text:span><text:span text:style-name="T1"><text:line-break/></text:span><text:span text:style-name="T15">-3 :</text:span><text:span text:style-name="T14">suppress third column(lines common to both files).</text:span><text:span text:style-name="T1"><text:line-break/></text:span><text:span text:style-name="T15">– -check-order :</text:span><text:span text:style-name="T14">check that the input is correctly sorted, even if all input lines are pairable.</text:span></text:p>
      <text:p text:style-name="P36"><text:span text:style-name="T14"/></text:p>
      <text:p text:style-name="P36"><text:span text:style-name="T13">24. <text:s/>sort – sort file when outputiing</text:span></text:p>
      <text:p text:style-name="P36"><text:span text:style-name="T13"/></text:p>
      <text:p text:style-name="P37"><text:span text:style-name="T13">25. export -export enviornment variable in linux</text:span></text:p>
      <text:p text:style-name="P37"><text:span text:style-name="T13"><text:tab/>-p : exported variable on current shell</text:span></text:p>
      <text:p text:style-name="P37"><text:soft-page-break/><text:span text:style-name="T13">26. zip – zip files in linux</text:span></text:p>
      <text:p text:style-name="P37"><text:span text:style-name="T13"><text:tab/>zip filenames zipname.zip : creating a zip</text:span></text:p>
      <text:p text:style-name="P37"><text:span text:style-name="T13"><text:tab/>zip -d zipname filename : delete file</text:span></text:p>
      <text:p text:style-name="P37"><text:span text:style-name="T13"><text:tab/>zip -u zipname filename : add or update file</text:span></text:p>
      <text:p text:style-name="P37"><text:span text:style-name="T13"/></text:p>
      <text:p text:style-name="P37"><text:span text:style-name="T13">27. unzip – unzip files in linux</text:span></text:p>
      <text:p text:style-name="P37"><text:span text:style-name="T13"><text:tab/>unzip zipname : unzip</text:span></text:p>
      <text:p text:style-name="P37"><text:span text:style-name="T13"><text:tab/>unzip zipname destination : unzip to destination</text:span></text:p>
      <text:p text:style-name="P37"><text:span text:style-name="T13"/></text:p>
      <text:p text:style-name="P37"><text:span text:style-name="T13">28. ssh – Secure shell command in linux</text:span></text:p>
      <text:p text:style-name="P37"><text:span text:style-name="T13"/></text:p>
      <text:p text:style-name="P37"><text:span text:style-name="T13">29. service – linux command to start and stop service</text:span></text:p>
      <text:p text:style-name="P37"><text:span text:style-name="T13"/></text:p>
      <text:p text:style-name="P37"><text:span text:style-name="T13">30. ps – display all active processes</text:span></text:p>
      <text:p text:style-name="P41"><text:span text:style-name="T17"><text:tab/>ps -d : </text:span><text:span text:style-name="T16">v</text:span><text:span text:style-name="Strong_20_Emphasis"><text:span text:style-name="T15">iew all the processes except session leaders </text:span></text:span></text:p>
      <text:p text:style-name="P41"><text:span text:style-name="Strong_20_Emphasis"><text:span text:style-name="T15"><text:tab/></text:span></text:span><text:span text:style-name="Strong_20_Emphasis"><text:span text:style-name="T18">ps -A </text:span></text:span></text:p>
      <text:p text:style-name="P41"><text:span text:style-name="Strong_20_Emphasis"><text:span text:style-name="T18"/></text:span></text:p>
      <text:p text:style-name="P41"><text:span text:style-name="Strong_20_Emphasis"><text:span text:style-name="T18">31. kill and killall – kill active processes by process ID or name</text:span></text:span></text:p>
      <text:p text:style-name="P41"><text:span text:style-name="Strong_20_Emphasis"><text:span text:style-name="T18"/></text:span></text:p>
      <text:p text:style-name="P41"><text:span text:style-name="Strong_20_Emphasis"><text:span text:style-name="T18">32. df – Display disk file informatio</text:span></text:span><text:span text:style-name="Strong_20_Emphasis"><text:span text:style-name="T19">n</text:span></text:span></text:p>
      <text:p text:style-name="P41"><text:span text:style-name="Strong_20_Emphasis"><text:span text:style-name="T19"><text:tab/>df -h : based on 1024 memory size</text:span></text:span></text:p>
      <text:p text:style-name="P41"><text:span text:style-name="Strong_20_Emphasis"><text:span text:style-name="T19"><text:tab/>df –total</text:span></text:span></text:p>
      <text:p text:style-name="P41"><text:span text:style-name="Strong_20_Emphasis"><text:span text:style-name="T1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4:00:46.632520032</meta:creation-date>
    <dc:date>2023-02-13T13:29:49.698203383</dc:date>
    <meta:editing-duration>PT5H59M33S</meta:editing-duration>
    <meta:editing-cycles>12</meta:editing-cycles>
    <meta:generator>LibreOffice/7.5.0.3$Linux_X86_64 LibreOffice_project/50$Build-3</meta:generator>
    <meta:document-statistic meta:table-count="1" meta:image-count="0" meta:object-count="0" meta:page-count="7" meta:paragraph-count="238" meta:word-count="1501" meta:character-count="7908" meta:non-whitespace-character-count="6626"/>
  </office:meta>
</office:document-meta>
</file>